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75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am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table:formula="of:=SUM([.E4:.E23])" office:value-type="float" office:value="27.801" calcext:value-type="float">
            <text:p>27,801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4:37:50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0T17:07:49.062000000</dc:date>
    <meta:editing-duration>PT3H15M27S</meta:editing-duration>
    <meta:editing-cycles>5</meta:editing-cycles>
    <meta:generator>LibreOffice/4.4.5.2$Windows_x86 LibreOffice_project/a22f674fd25a3b6f45bdebf25400ed2adff0ff99</meta:generator>
    <meta:document-statistic meta:table-count="1" meta:cell-count="68" meta:object-count="0"/>
  </office:meta>
</office:document-meta>
</file>